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paragraph-rsid="00047cb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47cb0" officeooo:paragraph-rsid="00047cb0" style:font-size-asian="14pt" style:font-weight-asian="normal" style:font-size-complex="14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officeooo:rsid="00047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Kelde, wrath of Ra's al Ghul</text:p>
      <text:p text:style-name="P1"/>
      <text:p text:style-name="P5">Meeting agenda</text:p>
      <text:p text:style-name="P5"/>
      <text:p text:style-name="P6"><text:tab/><text:span text:style-name="T1">Date: 2015-04-20</text:span></text:p>
      <text:p text:style-name="P2"/>
      <text:p text:style-name="P2"><text:tab/>Facilitator: Anders Bolin</text:p>
      <text:p text:style-name="P2"/>
      <text:p text:style-name="P2"><text:tab/>Participants: Anders Bolin, Philip Tibom, Hossien Hussain, Daniel Olsson</text:p>
      <text:p text:style-name="P2"/>
      <text:p text:style-name="P2"><text:tab/>1. Objectives (5 min). Resolve any issues preventing the team to continue.</text:p>
      <text:p text:style-name="P2"><text:tab/><text:tab/>Updating <text:span text:style-name="T2">RAD, SDD</text:span></text:p>
      <text:p text:style-name="P2"/>
      <text:p text:style-name="P2"><text:tab/>2. Reports (15 min) from previous meeting</text:p>
      <text:p text:style-name="P2"><text:tab/><text:tab/>Anders Bolin has worked more on monsters, <text:span text:style-name="T2">MVC, box2d</text:span>,</text:p>
      <text:p text:style-name="P2"><text:tab/><text:tab/>Philip Tibom has <text:span text:style-name="T2">finished MVC and working on implementing collison <text:tab/><text:tab/>detection</text:span></text:p>
      <text:p text:style-name="P3"><text:tab/><text:tab/>Hossian Hossien has been working <text:span text:style-name="T2">WorldObjects, contactlistener, mvc</text:span></text:p>
      <text:p text:style-name="P2"><text:tab/><text:tab/>Daniel Olsson has been working on Start screen. </text:p>
      <text:p text:style-name="P2"/>
      <text:p text:style-name="P3"><text:tab/>3. Discussion items (<text:span text:style-name="T2">30 min</text:span>)<text:line-break/><text:tab/><text:tab/><text:span text:style-name="T2">RAD and SDD.</text:span></text:p>
      <text:p text:style-name="P2"/>
      <text:p text:style-name="P2"><text:tab/>4. Outcomes and assignments (<text:span text:style-name="T2">10</text:span> min) </text:p>
      <text:p text:style-name="P3"><text:tab/><text:tab/> Anders will continue with </text:p>
      <text:p text:style-name="P2"><text:tab/><text:tab/>implementing monsters <text:span text:style-name="T2">in new MVC</text:span>.</text:p>
      <text:p text:style-name="P3"><text:tab/><text:tab/></text:p>
      <text:p text:style-name="P3"><text:tab/><text:tab/>Philip Tibom will continue working on implementing <text:span text:style-name="T2">collison in <text:line-break/><text:tab/><text:tab/>World-system<text:line-break/></text:span></text:p>
      <text:p text:style-name="P2"><text:tab/><text:tab/>Hossien Hossain will <text:span text:style-name="T2">finish contactListener and some WorldObject</text:span></text:p>
      <text:p text:style-name="P3"><text:tab/><text:tab/></text:p>
      <text:p text:style-name="P3"><text:tab/><text:tab/>Daniel Olsson will <text:span text:style-name="T2">finish menu system and continue with spells and </text:span></text:p>
      <text:p text:style-name="P7"><text:tab/><text:tab/>quest-system.</text:p>
      <text:p text:style-name="P2"/>
      <text:p text:style-name="P2"/>
      <text:p text:style-name="P2"><text:tab/>5. Wrap up <text:s text:c="7"/>– Time and location for next meeting</text:p>
      <text:p text:style-name="P2"/>
      <text:p text:style-name="P3"><text:tab/><text:tab/>Next meeting will be <text:s/>on 150<text:span text:style-name="T2">507: 12-13.</text:span></text:p>
      <text:p text:style-name="P3"><text:span text:style-name="T2"><text:tab/><text:tab/></text:span>There will as usual be a constant Viber chat<text:tab/>going on with details and <text:tab/><text:tab/>minor issues in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in</meta:initial-creator>
    <meta:creation-date>2015-04-22T20:58:32.80</meta:creation-date>
    <dc:date>2015-05-04T20:47:18.838000000</dc:date>
    <meta:editing-duration>P0D</meta:editing-duration>
    <meta:editing-cycles>2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25" meta:word-count="168" meta:character-count="1128" meta:non-whitespace-character-count="921"/>
  </office:meta>
</office:document-meta>
</file>